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ff950e"/>
    </style:style>
    <style:style style:name="T6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Sty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5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3">Data Stores</text:span></text:p>
          <text:p text:style-name="P1"><text:span text:style-name="T4">(Coverage, Feature, Metadata, Ti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3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8.4cm" svg:height="1.9cm" svg:x="1.9cm" svg:y="7.5cm">
          <text:p text:style-name="P6"><text:span text:style-name="T6">Server Connections</text:span></text:p>
          <text:p text:style-name="P6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06-11T22:19:29</dc:date>
    <dc:creator>Markus Schneider</dc:creator>
    <meta:editing-duration>PT5H49M22S</meta:editing-duration>
    <meta:editing-cycles>7</meta:editing-cycles>
    <meta:generator>LibreOffice/3.5$Linux_X86_64 LibreOffice_project/350m1$Build-2</meta:generator>
    <meta:document-statistic meta:object-count="7"/>
  </office:meta>
</office:document-meta>
</file>